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8A20000003D3DF8C99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dStyle 14" svg:font-family="'OldStyle 1'"/>
    <style:font-face style:name="OldStyle 13" svg:font-family="'OldStyle 1'" style:font-adornments="Bold"/>
    <style:font-face style:name="OldStyle 15" svg:font-family="'OldStyle 1'" style:font-pitch="variable"/>
    <style:font-face style:name="OldStyle 12" svg:font-family="'OldStyle 1'" style:font-adornments="Bold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OldStyle 1" svg:font-family="'OldStyle 1'" style:font-family-generic="roman" style:font-pitch="variable"/>
    <style:font-face style:name="OldStyle 11" svg:font-family="'OldStyle 1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3cm" svg:stroke-color="#000000" draw:fill="none" fo:padding-top="0.001cm" fo:padding-bottom="0.001cm" fo:padding-left="0.001cm" fo:padding-right="0.001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743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69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04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14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61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616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81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78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1" style:family="graphic" style:parent-style-name="standard">
      <style:graphic-properties draw:textarea-vertical-align="middle" fo:border="none"/>
    </style:style>
    <style:style style:name="gr12" style:family="graphic" style:parent-style-name="text">
      <style:graphic-properties draw:textarea-vertical-align="bottom" fo:border="none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start"/>
      <style:text-properties style:text-line-through-style="none" style:text-line-through-type="none" fo:font-family="'OldStyle 1'" style:font-style-name="HPLHS" style:font-pitch="variable" fo:font-size="7pt" fo:font-style="normal" style:text-underline-style="none" fo:font-weight="normal"/>
    </style:style>
    <style:style style:name="P3" style:family="paragraph">
      <style:paragraph-properties fo:text-align="start"/>
      <style:text-properties style:text-line-through-style="none" style:text-line-through-type="none" fo:font-family="'OldStyle 1'" style:font-style-name="HPLHS" style:font-pitch="variable" fo:font-size="6pt" fo:font-style="normal" style:text-underline-style="none" fo:font-weight="normal"/>
    </style:style>
    <style:style style:name="P4" style:family="paragraph">
      <style:paragraph-properties fo:text-align="center"/>
      <style:text-properties style:text-line-through-style="none" style:text-line-through-type="none" fo:font-family="'OldStyle 1'" style:font-style-name="HPLHS" style:font-pitch="variable" fo:font-size="7pt" fo:font-style="normal" style:text-underline-style="none" fo:font-weight="normal"/>
    </style:style>
    <style:style style:name="T1" style:family="text">
      <style:text-properties fo:color="#000000" style:font-name="OldStyle 14" fo:font-size="8pt" style:font-size-asian="8pt" style:font-name-complex="OldStyle 14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16">
        <office:forms form:automatic-focus="false" form:apply-design-mode="true">
          <form:form form:name="Form" form:apply-filter="true" form:enctype="application/text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SPELL_NM.2.1" form:control-implementation="ooo:com.sun.star.form.component.TextField" xml:id="control1" form:id="control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AREA.2.1" form:control-implementation="ooo:com.sun.star.form.component.TextField" xml:id="control2" form:id="control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NGE.2.1" form:control-implementation="ooo:com.sun.star.form.component.TextField" xml:id="control3" form:id="control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ISE.2.1" form:control-implementation="ooo:com.sun.star.form.component.TextField" xml:id="control4" form:id="control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MASTERY.2.1" form:control-implementation="ooo:com.sun.star.form.component.TextField" xml:id="control5" form:id="control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ELEM.2.1" form:control-implementation="ooo:com.sun.star.form.component.TextField" xml:id="control6" form:id="control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DURATION.2.1" form:control-implementation="ooo:com.sun.star.form.component.TextField" xml:id="control7" form:id="control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TAGS.2.1" form:control-implementation="ooo:com.sun.star.form.component.TextField" xml:id="control8" form:id="control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NM.2.2" form:control-implementation="ooo:com.sun.star.form.component.TextField" xml:id="control9" form:id="control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AREA.2.2" form:control-implementation="ooo:com.sun.star.form.component.TextField" xml:id="control10" form:id="control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NGE.2.2" form:control-implementation="ooo:com.sun.star.form.component.TextField" xml:id="control11" form:id="control1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ISE.2.2" form:control-implementation="ooo:com.sun.star.form.component.TextField" xml:id="control12" form:id="control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MASTERY.2.2" form:control-implementation="ooo:com.sun.star.form.component.TextField" xml:id="control13" form:id="control1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ELEM.2.2" form:control-implementation="ooo:com.sun.star.form.component.TextField" xml:id="control14" form:id="control1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DURATION.2.2" form:control-implementation="ooo:com.sun.star.form.component.TextField" xml:id="control15" form:id="control1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TAGS.2.2" form:control-implementation="ooo:com.sun.star.form.component.TextField" xml:id="control16" form:id="control1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NM.2.3" form:control-implementation="ooo:com.sun.star.form.component.TextField" xml:id="control17" form:id="control1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AREA.2.3" form:control-implementation="ooo:com.sun.star.form.component.TextField" xml:id="control18" form:id="control1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NGE.2.3" form:control-implementation="ooo:com.sun.star.form.component.TextField" xml:id="control19" form:id="control1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ISE.2.3" form:control-implementation="ooo:com.sun.star.form.component.TextField" xml:id="control20" form:id="control2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MASTERY.2.3" form:control-implementation="ooo:com.sun.star.form.component.TextField" xml:id="control21" form:id="control2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ELEM.2.3" form:control-implementation="ooo:com.sun.star.form.component.TextField" xml:id="control22" form:id="control2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DURATION.2.3" form:control-implementation="ooo:com.sun.star.form.component.TextField" xml:id="control23" form:id="control2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TAGS.2.3" form:control-implementation="ooo:com.sun.star.form.component.TextField" xml:id="control24" form:id="control2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NM.2.4" form:control-implementation="ooo:com.sun.star.form.component.TextField" xml:id="control25" form:id="control2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AREA.2.4" form:control-implementation="ooo:com.sun.star.form.component.TextField" xml:id="control26" form:id="control2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NGE.2.4" form:control-implementation="ooo:com.sun.star.form.component.TextField" xml:id="control27" form:id="control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ISE.2.4" form:control-implementation="ooo:com.sun.star.form.component.TextField" xml:id="control28" form:id="control2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MASTERY.2.4" form:control-implementation="ooo:com.sun.star.form.component.TextField" xml:id="control29" form:id="control2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ELEM.2.4" form:control-implementation="ooo:com.sun.star.form.component.TextField" xml:id="control30" form:id="control3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DURATION.2.4" form:control-implementation="ooo:com.sun.star.form.component.TextField" xml:id="control31" form:id="control3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TAGS.2.4" form:control-implementation="ooo:com.sun.star.form.component.TextField" xml:id="control32" form:id="control3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NM.2.5" form:control-implementation="ooo:com.sun.star.form.component.TextField" xml:id="control33" form:id="control3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AREA.2.5" form:control-implementation="ooo:com.sun.star.form.component.TextField" xml:id="control34" form:id="control3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NGE.2.5" form:control-implementation="ooo:com.sun.star.form.component.TextField" xml:id="control35" form:id="control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ISE.2.5" form:control-implementation="ooo:com.sun.star.form.component.TextField" xml:id="control36" form:id="control3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MASTERY.2.5" form:control-implementation="ooo:com.sun.star.form.component.TextField" xml:id="control37" form:id="control3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ELEM.2.5" form:control-implementation="ooo:com.sun.star.form.component.TextField" xml:id="control38" form:id="control3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DURATION.2.5" form:control-implementation="ooo:com.sun.star.form.component.TextField" xml:id="control39" form:id="control3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TAGS.2.5" form:control-implementation="ooo:com.sun.star.form.component.TextField" xml:id="control40" form:id="control4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NM.2.6" form:control-implementation="ooo:com.sun.star.form.component.TextField" xml:id="control41" form:id="control4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AREA.2.6" form:control-implementation="ooo:com.sun.star.form.component.TextField" xml:id="control42" form:id="control4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NGE.2.6" form:control-implementation="ooo:com.sun.star.form.component.TextField" xml:id="control43" form:id="control4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ISE.2.6" form:control-implementation="ooo:com.sun.star.form.component.TextField" xml:id="control44" form:id="control4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MASTERY.2.6" form:control-implementation="ooo:com.sun.star.form.component.TextField" xml:id="control45" form:id="control4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ELEM.2.6" form:control-implementation="ooo:com.sun.star.form.component.TextField" xml:id="control46" form:id="control4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DURATION.2.6" form:control-implementation="ooo:com.sun.star.form.component.TextField" xml:id="control47" form:id="control4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TAGS.2.6" form:control-implementation="ooo:com.sun.star.form.component.TextField" xml:id="control48" form:id="control4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area form:name="SPELL_EFFECT.2.1" form:control-implementation="ooo:com.sun.star.form.component.TextField" xml:id="control49" form:id="control4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SPELL_EFFECT.2.2" form:control-implementation="ooo:com.sun.star.form.component.TextField" xml:id="control50" form:id="control5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SPELL_EFFECT.2.3" form:control-implementation="ooo:com.sun.star.form.component.TextField" xml:id="control51" form:id="control5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SPELL_EFFECT.2.4" form:control-implementation="ooo:com.sun.star.form.component.TextField" xml:id="control52" form:id="control5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SPELL_EFFECT.2.5" form:control-implementation="ooo:com.sun.star.form.component.TextField" xml:id="control53" form:id="control5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SPELL_EFFECT.2.6" form:control-implementation="ooo:com.sun.star.form.component.TextField" xml:id="control54" form:id="control5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</form:form>
        </office:forms>
        <draw:line draw:style-name="gr1" draw:layer="layout" svg:x1="1.27cm" svg:y1="2.311cm" svg:x2="6.575cm" svg:y2="2.311cm">
          <text:p/>
        </draw:line>
        <draw:line draw:style-name="gr1" draw:layer="layout" svg:x1="6.575cm" svg:y1="2.311cm" svg:x2="8.554cm" svg:y2="2.311cm">
          <text:p/>
        </draw:line>
        <draw:line draw:style-name="gr1" draw:layer="layout" svg:x1="8.554cm" svg:y1="2.311cm" svg:x2="10.967cm" svg:y2="2.311cm">
          <text:p/>
        </draw:line>
        <draw:line draw:style-name="gr1" draw:layer="layout" svg:x1="10.967cm" svg:y1="2.311cm" svg:x2="11.818cm" svg:y2="2.311cm">
          <text:p/>
        </draw:line>
        <draw:line draw:style-name="gr1" draw:layer="layout" svg:x1="11.818cm" svg:y1="2.311cm" svg:x2="15.208cm" svg:y2="2.311cm">
          <text:p/>
        </draw:line>
        <draw:line draw:style-name="gr1" draw:layer="layout" svg:x1="15.208cm" svg:y1="2.311cm" svg:x2="19.741cm" svg:y2="2.311cm">
          <text:p/>
        </draw:line>
        <draw:line draw:style-name="gr1" draw:layer="layout" svg:x1="1.27cm" svg:y1="2.791cm" svg:x2="6.575cm" svg:y2="2.791cm">
          <text:p/>
        </draw:line>
        <draw:line draw:style-name="gr1" draw:layer="layout" svg:x1="6.575cm" svg:y1="2.791cm" svg:x2="11.818cm" svg:y2="2.791cm">
          <text:p/>
        </draw:line>
        <draw:line draw:style-name="gr1" draw:layer="layout" svg:x1="11.818cm" svg:y1="2.791cm" svg:x2="19.741cm" svg:y2="2.791cm">
          <text:p/>
        </draw:line>
        <draw:frame draw:style-name="gr2" draw:layer="layout" svg:width="0.743cm" svg:height="0.378cm" svg:x="1.326cm" svg:y="1.937cm">
          <draw:text-box>
            <text:p text:style-name="P1"><text:span text:style-name="T1">Name</text:span></text:p>
          </draw:text-box>
        </draw:frame>
        <draw:frame draw:style-name="gr3" draw:layer="layout" svg:width="0.692cm" svg:height="0.378cm" svg:x="6.632cm" svg:y="1.937cm">
          <draw:text-box>
            <text:p text:style-name="P1"><text:span text:style-name="T1">Level</text:span></text:p>
          </draw:text-box>
        </draw:frame>
        <draw:frame draw:style-name="gr4" draw:layer="layout" svg:width="1.048cm" svg:height="0.378cm" svg:x="8.607cm" svg:y="1.937cm">
          <draw:text-box>
            <text:p text:style-name="P1"><text:span text:style-name="T1">Element</text:span></text:p>
          </draw:text-box>
        </draw:frame>
        <draw:frame draw:style-name="gr5" draw:layer="layout" svg:width="1.141cm" svg:height="0.378cm" svg:x="11.02cm" svg:y="1.937cm">
          <draw:text-box>
            <text:p text:style-name="P1"><text:span text:style-name="T1">Duration</text:span></text:p>
          </draw:text-box>
        </draw:frame>
        <draw:frame draw:style-name="gr6" draw:layer="layout" svg:width="0.612cm" svg:height="0.378cm" svg:x="15.264cm" svg:y="1.937cm">
          <draw:text-box>
            <text:p text:style-name="P1"><text:span text:style-name="T1">Tags</text:span></text:p>
          </draw:text-box>
        </draw:frame>
        <draw:frame draw:style-name="gr7" draw:layer="layout" svg:width="0.616cm" svg:height="0.378cm" svg:x="1.326cm" svg:y="2.417cm">
          <draw:text-box>
            <text:p text:style-name="P1"><text:span text:style-name="T1">Area</text:span></text:p>
          </draw:text-box>
        </draw:frame>
        <draw:frame draw:style-name="gr8" draw:layer="layout" svg:width="0.819cm" svg:height="0.378cm" svg:x="6.632cm" svg:y="2.417cm">
          <draw:text-box>
            <text:p text:style-name="P1"><text:span text:style-name="T1">Range</text:span></text:p>
          </draw:text-box>
        </draw:frame>
        <draw:line draw:style-name="gr1" draw:layer="layout" svg:x1="1.27cm" svg:y1="7.767cm" svg:x2="6.579cm" svg:y2="7.767cm">
          <text:p/>
        </draw:line>
        <draw:line draw:style-name="gr1" draw:layer="layout" svg:x1="6.579cm" svg:y1="7.767cm" svg:x2="8.554cm" svg:y2="7.767cm">
          <text:p/>
        </draw:line>
        <draw:line draw:style-name="gr1" draw:layer="layout" svg:x1="8.554cm" svg:y1="7.767cm" svg:x2="10.967cm" svg:y2="7.767cm">
          <text:p/>
        </draw:line>
        <draw:line draw:style-name="gr1" draw:layer="layout" svg:x1="10.967cm" svg:y1="7.767cm" svg:x2="11.818cm" svg:y2="7.767cm">
          <text:p/>
        </draw:line>
        <draw:line draw:style-name="gr1" draw:layer="layout" svg:x1="11.818cm" svg:y1="7.767cm" svg:x2="15.211cm" svg:y2="7.767cm">
          <text:p/>
        </draw:line>
        <draw:line draw:style-name="gr1" draw:layer="layout" svg:x1="15.211cm" svg:y1="7.767cm" svg:x2="19.741cm" svg:y2="7.767cm">
          <text:p/>
        </draw:line>
        <draw:line draw:style-name="gr1" draw:layer="layout" svg:x1="1.27cm" svg:y1="8.247cm" svg:x2="6.579cm" svg:y2="8.247cm">
          <text:p/>
        </draw:line>
        <draw:line draw:style-name="gr1" draw:layer="layout" svg:x1="6.579cm" svg:y1="8.247cm" svg:x2="11.818cm" svg:y2="8.247cm">
          <text:p/>
        </draw:line>
        <draw:line draw:style-name="gr1" draw:layer="layout" svg:x1="11.818cm" svg:y1="8.247cm" svg:x2="19.741cm" svg:y2="8.247cm">
          <text:p/>
        </draw:line>
        <draw:frame draw:style-name="gr9" draw:layer="layout" svg:width="0.785cm" svg:height="0.378cm" svg:x="11.87cm" svg:y="2.417cm">
          <draw:text-box>
            <text:p text:style-name="P1"><text:span text:style-name="T1">Raises</text:span></text:p>
          </draw:text-box>
        </draw:frame>
        <draw:frame draw:style-name="gr2" draw:layer="layout" svg:width="0.743cm" svg:height="0.378cm" svg:x="1.326cm" svg:y="7.389cm">
          <draw:text-box>
            <text:p text:style-name="P1"><text:span text:style-name="T1">Name</text:span></text:p>
          </draw:text-box>
        </draw:frame>
        <draw:frame draw:style-name="gr3" draw:layer="layout" svg:width="0.692cm" svg:height="0.378cm" svg:x="6.632cm" svg:y="7.389cm">
          <draw:text-box>
            <text:p text:style-name="P1"><text:span text:style-name="T1">Level</text:span></text:p>
          </draw:text-box>
        </draw:frame>
        <draw:frame draw:style-name="gr4" draw:layer="layout" svg:width="1.048cm" svg:height="0.378cm" svg:x="8.611cm" svg:y="7.389cm">
          <draw:text-box>
            <text:p text:style-name="P1"><text:span text:style-name="T1">Element</text:span></text:p>
          </draw:text-box>
        </draw:frame>
        <draw:frame draw:style-name="gr5" draw:layer="layout" svg:width="1.141cm" svg:height="0.378cm" svg:x="11.024cm" svg:y="7.389cm">
          <draw:text-box>
            <text:p text:style-name="P1"><text:span text:style-name="T1">Duration</text:span></text:p>
          </draw:text-box>
        </draw:frame>
        <draw:frame draw:style-name="gr6" draw:layer="layout" svg:width="0.612cm" svg:height="0.378cm" svg:x="15.264cm" svg:y="7.389cm">
          <draw:text-box>
            <text:p text:style-name="P1"><text:span text:style-name="T1">Tags</text:span></text:p>
          </draw:text-box>
        </draw:frame>
        <draw:frame draw:style-name="gr7" draw:layer="layout" svg:width="0.616cm" svg:height="0.378cm" svg:x="1.326cm" svg:y="7.869cm">
          <draw:text-box>
            <text:p text:style-name="P1"><text:span text:style-name="T1">Area</text:span></text:p>
          </draw:text-box>
        </draw:frame>
        <draw:frame draw:style-name="gr8" draw:layer="layout" svg:width="0.819cm" svg:height="0.378cm" svg:x="6.632cm" svg:y="7.869cm">
          <draw:text-box>
            <text:p text:style-name="P1"><text:span text:style-name="T1">Range</text:span></text:p>
          </draw:text-box>
        </draw:frame>
        <draw:line draw:style-name="gr1" draw:layer="layout" svg:x1="1.27cm" svg:y1="11.919cm" svg:x2="6.579cm" svg:y2="11.919cm">
          <text:p/>
        </draw:line>
        <draw:line draw:style-name="gr1" draw:layer="layout" svg:x1="6.579cm" svg:y1="11.919cm" svg:x2="8.554cm" svg:y2="11.919cm">
          <text:p/>
        </draw:line>
        <draw:line draw:style-name="gr1" draw:layer="layout" svg:x1="8.554cm" svg:y1="11.919cm" svg:x2="10.967cm" svg:y2="11.919cm">
          <text:p/>
        </draw:line>
        <draw:line draw:style-name="gr1" draw:layer="layout" svg:x1="10.967cm" svg:y1="11.919cm" svg:x2="11.818cm" svg:y2="11.919cm">
          <text:p/>
        </draw:line>
        <draw:line draw:style-name="gr1" draw:layer="layout" svg:x1="11.818cm" svg:y1="11.919cm" svg:x2="15.211cm" svg:y2="11.919cm">
          <text:p/>
        </draw:line>
        <draw:line draw:style-name="gr1" draw:layer="layout" svg:x1="15.211cm" svg:y1="11.919cm" svg:x2="19.741cm" svg:y2="11.919cm">
          <text:p/>
        </draw:line>
        <draw:line draw:style-name="gr1" draw:layer="layout" svg:x1="1.27cm" svg:y1="12.399cm" svg:x2="6.579cm" svg:y2="12.399cm">
          <text:p/>
        </draw:line>
        <draw:line draw:style-name="gr1" draw:layer="layout" svg:x1="6.579cm" svg:y1="12.399cm" svg:x2="11.818cm" svg:y2="12.399cm">
          <text:p/>
        </draw:line>
        <draw:line draw:style-name="gr1" draw:layer="layout" svg:x1="11.818cm" svg:y1="12.399cm" svg:x2="19.741cm" svg:y2="12.399cm">
          <text:p/>
        </draw:line>
        <draw:frame draw:style-name="gr9" draw:layer="layout" svg:width="0.785cm" svg:height="0.378cm" svg:x="11.874cm" svg:y="7.869cm">
          <draw:text-box>
            <text:p text:style-name="P1"><text:span text:style-name="T1">Raises</text:span></text:p>
          </draw:text-box>
        </draw:frame>
        <draw:frame draw:style-name="gr2" draw:layer="layout" svg:width="0.743cm" svg:height="0.378cm" svg:x="1.326cm" svg:y="11.544cm">
          <draw:text-box>
            <text:p text:style-name="P1"><text:span text:style-name="T1">Name</text:span></text:p>
          </draw:text-box>
        </draw:frame>
        <draw:frame draw:style-name="gr3" draw:layer="layout" svg:width="0.692cm" svg:height="0.378cm" svg:x="6.632cm" svg:y="11.544cm">
          <draw:text-box>
            <text:p text:style-name="P1"><text:span text:style-name="T1">Level</text:span></text:p>
          </draw:text-box>
        </draw:frame>
        <draw:frame draw:style-name="gr4" draw:layer="layout" svg:width="1.048cm" svg:height="0.378cm" svg:x="8.611cm" svg:y="11.544cm">
          <draw:text-box>
            <text:p text:style-name="P1"><text:span text:style-name="T1">Element</text:span></text:p>
          </draw:text-box>
        </draw:frame>
        <draw:frame draw:style-name="gr5" draw:layer="layout" svg:width="1.141cm" svg:height="0.378cm" svg:x="11.024cm" svg:y="11.544cm">
          <draw:text-box>
            <text:p text:style-name="P1"><text:span text:style-name="T1">Duration</text:span></text:p>
          </draw:text-box>
        </draw:frame>
        <draw:frame draw:style-name="gr6" draw:layer="layout" svg:width="0.612cm" svg:height="0.378cm" svg:x="15.264cm" svg:y="11.544cm">
          <draw:text-box>
            <text:p text:style-name="P1"><text:span text:style-name="T1">Tags</text:span></text:p>
          </draw:text-box>
        </draw:frame>
        <draw:frame draw:style-name="gr7" draw:layer="layout" svg:width="0.616cm" svg:height="0.378cm" svg:x="1.326cm" svg:y="12.024cm">
          <draw:text-box>
            <text:p text:style-name="P1"><text:span text:style-name="T1">Area</text:span></text:p>
          </draw:text-box>
        </draw:frame>
        <draw:frame draw:style-name="gr8" draw:layer="layout" svg:width="0.819cm" svg:height="0.378cm" svg:x="6.632cm" svg:y="12.024cm">
          <draw:text-box>
            <text:p text:style-name="P1"><text:span text:style-name="T1">Range</text:span></text:p>
          </draw:text-box>
        </draw:frame>
        <draw:line draw:style-name="gr1" draw:layer="layout" svg:x1="1.27cm" svg:y1="16.075cm" svg:x2="6.579cm" svg:y2="16.075cm">
          <text:p/>
        </draw:line>
        <draw:line draw:style-name="gr1" draw:layer="layout" svg:x1="6.579cm" svg:y1="16.075cm" svg:x2="8.554cm" svg:y2="16.075cm">
          <text:p/>
        </draw:line>
        <draw:line draw:style-name="gr1" draw:layer="layout" svg:x1="8.554cm" svg:y1="16.075cm" svg:x2="10.967cm" svg:y2="16.075cm">
          <text:p/>
        </draw:line>
        <draw:line draw:style-name="gr1" draw:layer="layout" svg:x1="10.967cm" svg:y1="16.075cm" svg:x2="11.818cm" svg:y2="16.075cm">
          <text:p/>
        </draw:line>
        <draw:line draw:style-name="gr1" draw:layer="layout" svg:x1="11.818cm" svg:y1="16.075cm" svg:x2="15.211cm" svg:y2="16.075cm">
          <text:p/>
        </draw:line>
        <draw:line draw:style-name="gr1" draw:layer="layout" svg:x1="15.211cm" svg:y1="16.075cm" svg:x2="19.741cm" svg:y2="16.075cm">
          <text:p/>
        </draw:line>
        <draw:line draw:style-name="gr1" draw:layer="layout" svg:x1="1.27cm" svg:y1="16.554cm" svg:x2="6.579cm" svg:y2="16.554cm">
          <text:p/>
        </draw:line>
        <draw:line draw:style-name="gr1" draw:layer="layout" svg:x1="6.579cm" svg:y1="16.554cm" svg:x2="11.818cm" svg:y2="16.554cm">
          <text:p/>
        </draw:line>
        <draw:line draw:style-name="gr1" draw:layer="layout" svg:x1="11.818cm" svg:y1="16.554cm" svg:x2="19.741cm" svg:y2="16.554cm">
          <text:p/>
        </draw:line>
        <draw:frame draw:style-name="gr9" draw:layer="layout" svg:width="0.785cm" svg:height="0.378cm" svg:x="11.874cm" svg:y="12.024cm">
          <draw:text-box>
            <text:p text:style-name="P1"><text:span text:style-name="T1">Raises</text:span></text:p>
          </draw:text-box>
        </draw:frame>
        <draw:frame draw:style-name="gr2" draw:layer="layout" svg:width="0.743cm" svg:height="0.378cm" svg:x="1.326cm" svg:y="15.697cm">
          <draw:text-box>
            <text:p text:style-name="P1"><text:span text:style-name="T1">Name</text:span></text:p>
          </draw:text-box>
        </draw:frame>
        <draw:frame draw:style-name="gr3" draw:layer="layout" svg:width="0.692cm" svg:height="0.378cm" svg:x="6.632cm" svg:y="15.697cm">
          <draw:text-box>
            <text:p text:style-name="P1"><text:span text:style-name="T1">Level</text:span></text:p>
          </draw:text-box>
        </draw:frame>
        <draw:frame draw:style-name="gr4" draw:layer="layout" svg:width="1.048cm" svg:height="0.378cm" svg:x="8.611cm" svg:y="15.697cm">
          <draw:text-box>
            <text:p text:style-name="P1"><text:span text:style-name="T1">Element</text:span></text:p>
          </draw:text-box>
        </draw:frame>
        <draw:frame draw:style-name="gr5" draw:layer="layout" svg:width="1.141cm" svg:height="0.378cm" svg:x="11.024cm" svg:y="15.697cm">
          <draw:text-box>
            <text:p text:style-name="P1"><text:span text:style-name="T1">Duration</text:span></text:p>
          </draw:text-box>
        </draw:frame>
        <draw:frame draw:style-name="gr6" draw:layer="layout" svg:width="0.612cm" svg:height="0.378cm" svg:x="15.264cm" svg:y="15.697cm">
          <draw:text-box>
            <text:p text:style-name="P1"><text:span text:style-name="T1">Tags</text:span></text:p>
          </draw:text-box>
        </draw:frame>
        <draw:frame draw:style-name="gr7" draw:layer="layout" svg:width="0.616cm" svg:height="0.378cm" svg:x="1.326cm" svg:y="16.176cm">
          <draw:text-box>
            <text:p text:style-name="P1"><text:span text:style-name="T1">Area</text:span></text:p>
          </draw:text-box>
        </draw:frame>
        <draw:frame draw:style-name="gr8" draw:layer="layout" svg:width="0.819cm" svg:height="0.378cm" svg:x="6.632cm" svg:y="16.176cm">
          <draw:text-box>
            <text:p text:style-name="P1"><text:span text:style-name="T1">Range</text:span></text:p>
          </draw:text-box>
        </draw:frame>
        <draw:line draw:style-name="gr1" draw:layer="layout" svg:x1="1.27cm" svg:y1="20.227cm" svg:x2="6.579cm" svg:y2="20.227cm">
          <text:p/>
        </draw:line>
        <draw:line draw:style-name="gr1" draw:layer="layout" svg:x1="6.579cm" svg:y1="20.227cm" svg:x2="8.554cm" svg:y2="20.227cm">
          <text:p/>
        </draw:line>
        <draw:line draw:style-name="gr1" draw:layer="layout" svg:x1="8.554cm" svg:y1="20.227cm" svg:x2="10.967cm" svg:y2="20.227cm">
          <text:p/>
        </draw:line>
        <draw:line draw:style-name="gr1" draw:layer="layout" svg:x1="10.967cm" svg:y1="20.227cm" svg:x2="11.818cm" svg:y2="20.227cm">
          <text:p/>
        </draw:line>
        <draw:line draw:style-name="gr1" draw:layer="layout" svg:x1="11.818cm" svg:y1="20.227cm" svg:x2="15.211cm" svg:y2="20.227cm">
          <text:p/>
        </draw:line>
        <draw:line draw:style-name="gr1" draw:layer="layout" svg:x1="15.211cm" svg:y1="20.227cm" svg:x2="19.741cm" svg:y2="20.227cm">
          <text:p/>
        </draw:line>
        <draw:line draw:style-name="gr1" draw:layer="layout" svg:x1="1.27cm" svg:y1="20.706cm" svg:x2="6.579cm" svg:y2="20.706cm">
          <text:p/>
        </draw:line>
        <draw:line draw:style-name="gr1" draw:layer="layout" svg:x1="6.579cm" svg:y1="20.706cm" svg:x2="11.818cm" svg:y2="20.706cm">
          <text:p/>
        </draw:line>
        <draw:line draw:style-name="gr1" draw:layer="layout" svg:x1="11.818cm" svg:y1="20.706cm" svg:x2="19.741cm" svg:y2="20.706cm">
          <text:p/>
        </draw:line>
        <draw:frame draw:style-name="gr9" draw:layer="layout" svg:width="0.785cm" svg:height="0.378cm" svg:x="11.874cm" svg:y="16.176cm">
          <draw:text-box>
            <text:p text:style-name="P1"><text:span text:style-name="T1">Raises</text:span></text:p>
          </draw:text-box>
        </draw:frame>
        <draw:frame draw:style-name="gr2" draw:layer="layout" svg:width="0.743cm" svg:height="0.378cm" svg:x="1.326cm" svg:y="19.852cm">
          <draw:text-box>
            <text:p text:style-name="P1"><text:span text:style-name="T1">Name</text:span></text:p>
          </draw:text-box>
        </draw:frame>
        <draw:frame draw:style-name="gr3" draw:layer="layout" svg:width="0.692cm" svg:height="0.378cm" svg:x="6.632cm" svg:y="19.852cm">
          <draw:text-box>
            <text:p text:style-name="P1"><text:span text:style-name="T1">Level</text:span></text:p>
          </draw:text-box>
        </draw:frame>
        <draw:frame draw:style-name="gr4" draw:layer="layout" svg:width="1.048cm" svg:height="0.378cm" svg:x="8.611cm" svg:y="19.852cm">
          <draw:text-box>
            <text:p text:style-name="P1"><text:span text:style-name="T1">Element</text:span></text:p>
          </draw:text-box>
        </draw:frame>
        <draw:frame draw:style-name="gr5" draw:layer="layout" svg:width="1.141cm" svg:height="0.378cm" svg:x="11.024cm" svg:y="19.852cm">
          <draw:text-box>
            <text:p text:style-name="P1"><text:span text:style-name="T1">Duration</text:span></text:p>
          </draw:text-box>
        </draw:frame>
        <draw:frame draw:style-name="gr6" draw:layer="layout" svg:width="0.612cm" svg:height="0.378cm" svg:x="15.264cm" svg:y="19.852cm">
          <draw:text-box>
            <text:p text:style-name="P1"><text:span text:style-name="T1">Tags</text:span></text:p>
          </draw:text-box>
        </draw:frame>
        <draw:frame draw:style-name="gr7" draw:layer="layout" svg:width="0.616cm" svg:height="0.378cm" svg:x="1.326cm" svg:y="20.332cm">
          <draw:text-box>
            <text:p text:style-name="P1"><text:span text:style-name="T1">Area</text:span></text:p>
          </draw:text-box>
        </draw:frame>
        <draw:frame draw:style-name="gr8" draw:layer="layout" svg:width="0.819cm" svg:height="0.378cm" svg:x="6.632cm" svg:y="20.332cm">
          <draw:text-box>
            <text:p text:style-name="P1"><text:span text:style-name="T1">Range</text:span></text:p>
          </draw:text-box>
        </draw:frame>
        <draw:line draw:style-name="gr1" draw:layer="layout" svg:x1="1.27cm" svg:y1="24.382cm" svg:x2="6.579cm" svg:y2="24.382cm">
          <text:p/>
        </draw:line>
        <draw:line draw:style-name="gr1" draw:layer="layout" svg:x1="6.579cm" svg:y1="24.382cm" svg:x2="8.554cm" svg:y2="24.382cm">
          <text:p/>
        </draw:line>
        <draw:line draw:style-name="gr1" draw:layer="layout" svg:x1="8.554cm" svg:y1="24.382cm" svg:x2="10.967cm" svg:y2="24.382cm">
          <text:p/>
        </draw:line>
        <draw:line draw:style-name="gr1" draw:layer="layout" svg:x1="10.967cm" svg:y1="24.382cm" svg:x2="11.818cm" svg:y2="24.382cm">
          <text:p/>
        </draw:line>
        <draw:line draw:style-name="gr1" draw:layer="layout" svg:x1="11.818cm" svg:y1="24.382cm" svg:x2="15.211cm" svg:y2="24.382cm">
          <text:p/>
        </draw:line>
        <draw:line draw:style-name="gr1" draw:layer="layout" svg:x1="15.211cm" svg:y1="24.382cm" svg:x2="19.741cm" svg:y2="24.382cm">
          <text:p/>
        </draw:line>
        <draw:line draw:style-name="gr1" draw:layer="layout" svg:x1="1.27cm" svg:y1="24.862cm" svg:x2="6.579cm" svg:y2="24.862cm">
          <text:p/>
        </draw:line>
        <draw:line draw:style-name="gr1" draw:layer="layout" svg:x1="6.579cm" svg:y1="24.862cm" svg:x2="11.818cm" svg:y2="24.862cm">
          <text:p/>
        </draw:line>
        <draw:line draw:style-name="gr1" draw:layer="layout" svg:x1="11.818cm" svg:y1="24.862cm" svg:x2="19.741cm" svg:y2="24.862cm">
          <text:p/>
        </draw:line>
        <draw:frame draw:style-name="gr9" draw:layer="layout" svg:width="0.785cm" svg:height="0.378cm" svg:x="11.874cm" svg:y="20.332cm">
          <draw:text-box>
            <text:p text:style-name="P1"><text:span text:style-name="T1">Raises</text:span></text:p>
          </draw:text-box>
        </draw:frame>
        <draw:frame draw:style-name="gr2" draw:layer="layout" svg:width="0.743cm" svg:height="0.378cm" svg:x="1.326cm" svg:y="24.004cm">
          <draw:text-box>
            <text:p text:style-name="P1"><text:span text:style-name="T1">Name</text:span></text:p>
          </draw:text-box>
        </draw:frame>
        <draw:frame draw:style-name="gr3" draw:layer="layout" svg:width="0.692cm" svg:height="0.378cm" svg:x="6.632cm" svg:y="24.004cm">
          <draw:text-box>
            <text:p text:style-name="P1"><text:span text:style-name="T1">Level</text:span></text:p>
          </draw:text-box>
        </draw:frame>
        <draw:frame draw:style-name="gr4" draw:layer="layout" svg:width="1.048cm" svg:height="0.378cm" svg:x="8.611cm" svg:y="24.004cm">
          <draw:text-box>
            <text:p text:style-name="P1"><text:span text:style-name="T1">Element</text:span></text:p>
          </draw:text-box>
        </draw:frame>
        <draw:frame draw:style-name="gr5" draw:layer="layout" svg:width="1.141cm" svg:height="0.378cm" svg:x="11.024cm" svg:y="24.004cm">
          <draw:text-box>
            <text:p text:style-name="P1"><text:span text:style-name="T1">Duration</text:span></text:p>
          </draw:text-box>
        </draw:frame>
        <draw:frame draw:style-name="gr6" draw:layer="layout" svg:width="0.612cm" svg:height="0.378cm" svg:x="15.264cm" svg:y="24.004cm">
          <draw:text-box>
            <text:p text:style-name="P1"><text:span text:style-name="T1">Tags</text:span></text:p>
          </draw:text-box>
        </draw:frame>
        <draw:frame draw:style-name="gr7" draw:layer="layout" svg:width="0.616cm" svg:height="0.378cm" svg:x="1.326cm" svg:y="24.484cm">
          <draw:text-box>
            <text:p text:style-name="P1"><text:span text:style-name="T1">Area</text:span></text:p>
          </draw:text-box>
        </draw:frame>
        <draw:frame draw:style-name="gr8" draw:layer="layout" svg:width="0.819cm" svg:height="0.378cm" svg:x="6.632cm" svg:y="24.484cm">
          <draw:text-box>
            <text:p text:style-name="P1"><text:span text:style-name="T1">Range</text:span></text:p>
          </draw:text-box>
        </draw:frame>
        <draw:frame draw:style-name="gr9" draw:layer="layout" svg:width="0.785cm" svg:height="0.378cm" svg:x="11.874cm" svg:y="24.484cm">
          <draw:text-box>
            <text:p text:style-name="P1"><text:span text:style-name="T1">Raises</text:span></text:p>
          </draw:text-box>
        </draw:frame>
        <draw:frame draw:style-name="gr10" draw:layer="layout" svg:width="18.482cm" svg:height="0.497cm" svg:x="1.27cm" svg:y="1.27cm">
          <draw:image xlink:href="Pictures/10000000000008A20000003D3DF8C990.png" xlink:type="simple" xlink:show="embed" xlink:actuate="onLoad">
            <text:p/>
          </draw:image>
        </draw:frame>
        <draw:control draw:style-name="gr11" draw:text-style-name="P2" draw:layer="controls" svg:width="4.35cm" svg:height="0.356cm" svg:x="2.13cm" svg:y="1.914cm" draw:control="control1"/>
        <draw:control draw:style-name="gr11" draw:text-style-name="P2" draw:layer="controls" svg:width="4.46cm" svg:height="0.36cm" svg:x="2cm" svg:y="2.37cm" draw:control="control2"/>
        <draw:control draw:style-name="gr11" draw:text-style-name="P2" draw:layer="controls" svg:width="4.04cm" svg:height="0.36cm" svg:x="7.63cm" svg:y="2.37cm" draw:control="control3"/>
        <draw:control draw:style-name="gr11" draw:text-style-name="P3" draw:layer="controls" svg:width="6.967cm" svg:height="0.356cm" svg:x="12.731cm" svg:y="2.374cm" draw:control="control4"/>
        <draw:control draw:style-name="gr11" draw:text-style-name="P4" draw:layer="controls" svg:width="1.096cm" svg:height="0.356cm" svg:x="7.401cm" svg:y="1.914cm" draw:control="control5"/>
        <draw:control draw:style-name="gr11" draw:text-style-name="P4" draw:layer="controls" svg:width="1.167cm" svg:height="0.356cm" svg:x="9.728cm" svg:y="1.924cm" draw:control="control6"/>
        <draw:control draw:style-name="gr11" draw:text-style-name="P4" draw:layer="controls" svg:width="2.779cm" svg:height="0.356cm" svg:x="12.23cm" svg:y="1.895cm" draw:control="control7"/>
        <draw:control draw:style-name="gr11" draw:text-style-name="P2" draw:layer="controls" svg:width="3.754cm" svg:height="0.356cm" svg:x="15.944cm" svg:y="1.912cm" draw:control="control8"/>
        <draw:control draw:style-name="gr11" draw:text-style-name="P2" draw:layer="controls" svg:width="4.35cm" svg:height="0.356cm" svg:x="2.149cm" svg:y="7.351cm" draw:control="control9"/>
        <draw:control draw:style-name="gr11" draw:text-style-name="P2" draw:layer="controls" svg:width="4.459cm" svg:height="0.356cm" svg:x="2.021cm" svg:y="7.872cm" draw:control="control10"/>
        <draw:control draw:style-name="gr11" draw:text-style-name="P2" draw:layer="controls" svg:width="4.04cm" svg:height="0.356cm" svg:x="7.65cm" svg:y="7.85cm" draw:control="control11"/>
        <draw:control draw:style-name="gr11" draw:text-style-name="P3" draw:layer="controls" svg:width="6.967cm" svg:height="0.356cm" svg:x="12.75cm" svg:y="7.811cm" draw:control="control12"/>
        <draw:control draw:style-name="gr11" draw:text-style-name="P4" draw:layer="controls" svg:width="1.096cm" svg:height="0.356cm" svg:x="7.42cm" svg:y="7.351cm" draw:control="control13"/>
        <draw:control draw:style-name="gr11" draw:text-style-name="P4" draw:layer="controls" svg:width="1.167cm" svg:height="0.356cm" svg:x="9.747cm" svg:y="7.361cm" draw:control="control14"/>
        <draw:control draw:style-name="gr11" draw:text-style-name="P4" draw:layer="controls" svg:width="2.779cm" svg:height="0.356cm" svg:x="12.249cm" svg:y="7.332cm" draw:control="control15"/>
        <draw:control draw:style-name="gr11" draw:text-style-name="P2" draw:layer="controls" svg:width="3.754cm" svg:height="0.356cm" svg:x="15.963cm" svg:y="7.349cm" draw:control="control16"/>
        <draw:control draw:style-name="gr11" draw:text-style-name="P2" draw:layer="controls" svg:width="4.35cm" svg:height="0.356cm" svg:x="2.149cm" svg:y="11.484cm" draw:control="control17"/>
        <draw:control draw:style-name="gr11" draw:text-style-name="P2" draw:layer="controls" svg:width="4.459cm" svg:height="0.356cm" svg:x="2.021cm" svg:y="12.005cm" draw:control="control18"/>
        <draw:control draw:style-name="gr11" draw:text-style-name="P2" draw:layer="controls" svg:width="4.04cm" svg:height="0.356cm" svg:x="7.65cm" svg:y="11.983cm" draw:control="control19"/>
        <draw:control draw:style-name="gr11" draw:text-style-name="P3" draw:layer="controls" svg:width="6.967cm" svg:height="0.356cm" svg:x="12.75cm" svg:y="11.944cm" draw:control="control20"/>
        <draw:control draw:style-name="gr11" draw:text-style-name="P4" draw:layer="controls" svg:width="1.096cm" svg:height="0.356cm" svg:x="7.42cm" svg:y="11.484cm" draw:control="control21"/>
        <draw:control draw:style-name="gr11" draw:text-style-name="P4" draw:layer="controls" svg:width="1.167cm" svg:height="0.356cm" svg:x="9.747cm" svg:y="11.494cm" draw:control="control22"/>
        <draw:control draw:style-name="gr11" draw:text-style-name="P4" draw:layer="controls" svg:width="2.779cm" svg:height="0.356cm" svg:x="12.249cm" svg:y="11.465cm" draw:control="control23"/>
        <draw:control draw:style-name="gr11" draw:text-style-name="P2" draw:layer="controls" svg:width="3.754cm" svg:height="0.356cm" svg:x="15.963cm" svg:y="11.482cm" draw:control="control24"/>
        <draw:control draw:style-name="gr11" draw:text-style-name="P2" draw:layer="controls" svg:width="4.35cm" svg:height="0.356cm" svg:x="2.149cm" svg:y="15.639cm" draw:control="control25"/>
        <draw:control draw:style-name="gr11" draw:text-style-name="P2" draw:layer="controls" svg:width="4.459cm" svg:height="0.356cm" svg:x="2.021cm" svg:y="16.16cm" draw:control="control26"/>
        <draw:control draw:style-name="gr11" draw:text-style-name="P2" draw:layer="controls" svg:width="4.04cm" svg:height="0.356cm" svg:x="7.65cm" svg:y="16.138cm" draw:control="control27"/>
        <draw:control draw:style-name="gr11" draw:text-style-name="P3" draw:layer="controls" svg:width="6.967cm" svg:height="0.356cm" svg:x="12.75cm" svg:y="16.14cm" draw:control="control28"/>
        <draw:control draw:style-name="gr11" draw:text-style-name="P4" draw:layer="controls" svg:width="1.096cm" svg:height="0.356cm" svg:x="7.42cm" svg:y="15.639cm" draw:control="control29"/>
        <draw:control draw:style-name="gr11" draw:text-style-name="P4" draw:layer="controls" svg:width="1.167cm" svg:height="0.356cm" svg:x="9.747cm" svg:y="15.649cm" draw:control="control30"/>
        <draw:control draw:style-name="gr11" draw:text-style-name="P4" draw:layer="controls" svg:width="2.779cm" svg:height="0.356cm" svg:x="12.249cm" svg:y="15.62cm" draw:control="control31"/>
        <draw:control draw:style-name="gr11" draw:text-style-name="P2" draw:layer="controls" svg:width="3.754cm" svg:height="0.356cm" svg:x="15.963cm" svg:y="15.637cm" draw:control="control32"/>
        <draw:control draw:style-name="gr11" draw:text-style-name="P2" draw:layer="controls" svg:width="4.35cm" svg:height="0.356cm" svg:x="2.149cm" svg:y="19.81cm" draw:control="control33"/>
        <draw:control draw:style-name="gr11" draw:text-style-name="P2" draw:layer="controls" svg:width="4.459cm" svg:height="0.356cm" svg:x="2.02cm" svg:y="20.31cm" draw:control="control34"/>
        <draw:control draw:style-name="gr11" draw:text-style-name="P2" draw:layer="controls" svg:width="4.04cm" svg:height="0.356cm" svg:x="7.65cm" svg:y="20.309cm" draw:control="control35"/>
        <draw:control draw:style-name="gr11" draw:text-style-name="P3" draw:layer="controls" svg:width="6.967cm" svg:height="0.356cm" svg:x="12.75cm" svg:y="20.27cm" draw:control="control36"/>
        <draw:control draw:style-name="gr11" draw:text-style-name="P4" draw:layer="controls" svg:width="1.096cm" svg:height="0.356cm" svg:x="7.42cm" svg:y="19.81cm" draw:control="control37"/>
        <draw:control draw:style-name="gr11" draw:text-style-name="P4" draw:layer="controls" svg:width="1.167cm" svg:height="0.356cm" svg:x="9.747cm" svg:y="19.82cm" draw:control="control38"/>
        <draw:control draw:style-name="gr11" draw:text-style-name="P4" draw:layer="controls" svg:width="2.779cm" svg:height="0.356cm" svg:x="12.249cm" svg:y="19.791cm" draw:control="control39"/>
        <draw:control draw:style-name="gr11" draw:text-style-name="P2" draw:layer="controls" svg:width="3.754cm" svg:height="0.356cm" svg:x="15.963cm" svg:y="19.808cm" draw:control="control40"/>
        <draw:control draw:style-name="gr11" draw:text-style-name="P2" draw:layer="controls" svg:width="4.35cm" svg:height="0.356cm" svg:x="2.135cm" svg:y="23.966cm" draw:control="control41"/>
        <draw:control draw:style-name="gr11" draw:text-style-name="P2" draw:layer="controls" svg:width="4.459cm" svg:height="0.356cm" svg:x="2.007cm" svg:y="24.487cm" draw:control="control42"/>
        <draw:control draw:style-name="gr11" draw:text-style-name="P2" draw:layer="controls" svg:width="4.04cm" svg:height="0.356cm" svg:x="7.636cm" svg:y="24.465cm" draw:control="control43"/>
        <draw:control draw:style-name="gr11" draw:text-style-name="P3" draw:layer="controls" svg:width="6.967cm" svg:height="0.356cm" svg:x="12.736cm" svg:y="24.426cm" draw:control="control44"/>
        <draw:control draw:style-name="gr11" draw:text-style-name="P4" draw:layer="controls" svg:width="1.096cm" svg:height="0.356cm" svg:x="7.406cm" svg:y="23.966cm" draw:control="control45"/>
        <draw:control draw:style-name="gr11" draw:text-style-name="P4" draw:layer="controls" svg:width="1.167cm" svg:height="0.356cm" svg:x="9.733cm" svg:y="23.976cm" draw:control="control46"/>
        <draw:control draw:style-name="gr11" draw:text-style-name="P4" draw:layer="controls" svg:width="2.779cm" svg:height="0.356cm" svg:x="12.235cm" svg:y="23.947cm" draw:control="control47"/>
        <draw:control draw:style-name="gr11" draw:text-style-name="P2" draw:layer="controls" svg:width="3.754cm" svg:height="0.356cm" svg:x="15.949cm" svg:y="23.964cm" draw:control="control48"/>
        <draw:control draw:style-name="gr12" draw:text-style-name="P3" draw:layer="controls" svg:width="18.466cm" svg:height="4.284cm" svg:x="1.307cm" svg:y="2.904cm" draw:control="control49"/>
        <draw:control draw:style-name="gr12" draw:text-style-name="P3" draw:layer="controls" svg:width="18.466cm" svg:height="3.2cm" svg:x="1.307cm" svg:y="8.297cm" draw:control="control50"/>
        <draw:control draw:style-name="gr12" draw:text-style-name="P3" draw:layer="controls" svg:width="18.466cm" svg:height="3.2cm" svg:x="1.307cm" svg:y="12.45cm" draw:control="control51"/>
        <draw:control draw:style-name="gr12" draw:text-style-name="P3" draw:layer="controls" svg:width="18.466cm" svg:height="3.2cm" svg:x="1.289cm" svg:y="16.624cm" draw:control="control52"/>
        <draw:control draw:style-name="gr12" draw:text-style-name="P3" draw:layer="controls" svg:width="18.466cm" svg:height="3.2cm" svg:x="1.307cm" svg:y="20.738cm" draw:control="control53"/>
        <draw:control draw:style-name="gr12" draw:text-style-name="P3" draw:layer="controls" svg:width="18.466cm" svg:height="3.2cm" svg:x="1.307cm" svg:y="24.951cm" draw:control="control54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ldStyle 14" svg:font-family="'OldStyle 1'"/>
    <style:font-face style:name="OldStyle 13" svg:font-family="'OldStyle 1'" style:font-adornments="Bold"/>
    <style:font-face style:name="OldStyle 15" svg:font-family="'OldStyle 1'" style:font-pitch="variable"/>
    <style:font-face style:name="OldStyle 12" svg:font-family="'OldStyle 1'" style:font-adornments="Bold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OldStyle 1" svg:font-family="'OldStyle 1'" style:font-family-generic="roman" style:font-pitch="variable"/>
    <style:font-face style:name="OldStyle 11" svg:font-family="'OldStyle 1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2"/>
      <style:text-properties style:font-name="OldStyle 12" fo:font-family="'OldStyle 1'" style:font-style-name="Bold" style:font-pitch="variable" fo:font-size="8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.27cm" fo:margin-bottom="1.27cm" fo:margin-left="1.27cm" fo:margin-right="1.27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6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9-02T12:31:24.729000000</dc:date>
    <meta:generator>LibreOffice/4.3.1.2$Windows_x86 LibreOffice_project/958349dc3b25111dbca392fbc281a05559ef6848</meta:generator>
    <meta:editing-duration>PT1H34M43S</meta:editing-duration>
    <meta:editing-cycles>19</meta:editing-cycles>
    <meta:document-statistic meta:object-count="157"/>
  </office:meta>
</office:document-meta>
</file>